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3.556cm" fo:min-width="4.57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2.286cm" fo:min-width="4.57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2.286cm" fo:min-width="4.57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2.286cm" fo:min-width="4.57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38cm" fo:min-width="4.438cm" fo:padding-top="0cm" fo:padding-bottom="0.025cm" fo:padding-left="0cm" fo:padding-right="0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38cm" fo:min-width="4.438cm" fo:padding-top="0cm" fo:padding-bottom="0.025cm" fo:padding-left="0cm" fo:padding-right="0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38cm" fo:min-width="4.438cm" fo:padding-top="0cm" fo:padding-bottom="0.025cm" fo:padding-left="0cm" fo:padding-right="0cm" fo:wrap-option="wrap"/>
      <style:paragraph-properties style:writing-mode="lr-tb"/>
    </style:style>
    <style:style style:name="gr10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953cm" fo:min-width="2.11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852cm" fo:min-width="2.11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953cm" fo:min-width="2.11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852cm" fo:min-width="2.112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953cm" fo:min-width="2.11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852cm" fo:min-width="2.112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953cm" fo:min-width="2.113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886cm" fo:min-width="2.113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852cm" fo:min-width="2.112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218cm" fo:min-width="1.367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151cm" fo:min-width="1.36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218cm" fo:min-width="1.36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151cm" fo:min-width="1.3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218cm" fo:min-width="1.36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151cm" fo:min-width="1.36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218cm" fo:min-width="1.36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cm" svg:stroke-color="#3465a4" draw:fill="solid" draw:fill-color="#ff972f" draw:textarea-vertical-align="top" draw:auto-grow-height="false" fo:min-height="1.174cm" fo:min-width="1.366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151cm" fo:min-width="1.3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.218cm" fo:min-width="1.36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151cm" fo:min-width="1.3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cm" svg:stroke-color="#3465a4" draw:fill="solid" draw:fill-color="#ff972f" draw:textarea-vertical-align="top" draw:auto-grow-height="false" draw:fit-to-size="false" style:shrink-to-fit="false" fo:min-height="1.174cm" fo:min-width="1.36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cm" svg:stroke-color="#3465a4" draw:fill="solid" draw:fill-color="#3faf46" draw:textarea-vertical-align="top" draw:auto-grow-height="false" draw:fit-to-size="false" style:shrink-to-fit="false" fo:min-height="1.151cm" fo:min-width="1.36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withoutfill">
      <style:graphic-properties svg:stroke-width="0.152cm" svg:stroke-color="#ff0000" draw:marker-start-width="0.432cm" draw:marker-end="Arrowheads_20_2" draw:marker-end-width="0.533cm" draw:fill="none" draw:textarea-vertical-align="middle" fo:padding-top="0.201cm" fo:padding-bottom="0.201cm" fo:padding-left="0.326cm" fo:padding-right="0.326cm"/>
    </style:style>
    <style:style style:name="gr49" style:family="graphic" style:parent-style-name="objectwithoutfill">
      <style:graphic-properties svg:stroke-width="0.152cm" svg:stroke-color="#ff0000" draw:marker-start-width="0.432cm" draw:marker-end="Arrowheads_20_6" draw:marker-end-width="0.533cm" draw:fill="solid" draw:textarea-vertical-align="middle" fo:padding-top="0.201cm" fo:padding-bottom="0.201cm" fo:padding-left="0.326cm" fo:padding-right="0.326cm"/>
    </style:style>
    <style:style style:name="gr50" style:family="graphic" style:parent-style-name="objectwithoutfill">
      <style:graphic-properties svg:stroke-width="0.152cm" svg:stroke-color="#ff0000" draw:marker-start-width="0.432cm" draw:marker-end="Arrowheads_20_7" draw:marker-end-width="0.533cm" draw:fill="solid" draw:textarea-vertical-align="middle" fo:padding-top="0.201cm" fo:padding-bottom="0.201cm" fo:padding-left="0.326cm" fo:padding-right="0.326cm"/>
    </style:style>
    <style:style style:name="pr1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>
        <style:tab-stops>
          <style:tab-stop style:position="1.134cm"/>
        </style:tab-stops>
      </style:paragraph-properties>
      <style:text-properties fo:font-size="18pt"/>
    </style:style>
    <style:style style:name="P7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8" style:family="paragraph">
      <loext:graphic-properties draw:fill="solid" draw:fill-color="#ff972f"/>
      <style:paragraph-properties fo:margin-top="0cm" fo:margin-bottom="0cm" fo:line-height="100%" fo:text-align="center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9" style:family="paragraph">
      <loext:graphic-properties draw:fill="solid" draw:fill-color="#3faf46"/>
      <style:paragraph-properties fo:margin-top="0cm" fo:margin-bottom="0cm" fo:line-height="100%" fo:text-align="center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>
      <loext:graphic-properties draw:fill="solid" draw:fill-color="#ff972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72pt" fo:letter-spacing="normal" fo:language="en" fo:country="GB" fo:font-style="normal" style:text-underline-style="none" fo:font-weight="normal" fo:background-color="transparent" style:font-name-asian="Noto Sans CJK SC1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48pt" fo:letter-spacing="normal" fo:language="en" fo:country="GB" fo:font-style="normal" style:text-underline-style="none" fo:font-weight="normal" fo:background-color="transparent" style:font-name-asian="Noto Sans CJK SC1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72pt" fo:letter-spacing="normal" fo:language="en" fo:country="GB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8pt" fo:letter-spacing="normal" fo:language="en" fo:country="GB" fo:font-style="normal" style:text-underline-style="none" fo:font-weight="normal" fo:background-color="transparent" style:font-name-asian="Calibri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language="en" fo:country="SG" fo:font-style="normal" style:text-underline-style="none" fo:font-weight="normal" fo:background-color="transparent" style:font-name-asian="Calibri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SG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SG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language="en" fo:country="SG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2.5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31.106cm" svg:height="14.596cm" svg:x="1.269cm" svg:y="2.54cm" presentation:class="subtitle" presentation:user-transformed="true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:</text:span><text:span text:style-name="T2"><text:line-break/></text:span><text:span text:style-name="T2">Y</text:span><text:span text:style-name="T2">o</text:span><text:span text:style-name="T2">u </text:span><text:span text:style-name="T2">w</text:span><text:span text:style-name="T2">a</text:span><text:span text:style-name="T2">n</text:span><text:span text:style-name="T2">t </text:span><text:span text:style-name="T2">t</text:span><text:span text:style-name="T2">o </text:span><text:span text:style-name="T2">h</text:span><text:span text:style-name="T2">a</text:span><text:span text:style-name="T2">v</text:span><text:span text:style-name="T2">e </text:span><text:span text:style-name="T2">a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i</text:span><text:span text:style-name="T2">z</text:span><text:span text:style-name="T2">e</text:span><text:span text:style-name="T2">d </text:span><text:span text:style-name="T2">s</text:span><text:span text:style-name="T2">e</text:span><text:span text:style-name="T2">t </text:span><text:span text:style-name="T2">o</text:span><text:span text:style-name="T2">f </text:span><text:span text:style-name="T2">fi</text:span><text:span text:style-name="T2">l</text:span><text:span text:style-name="T2">e</text:span><text:span text:style-name="T2">s</text:span><text:span text:style-name="T2">, </text:span><text:span text:style-name="T2">li</text:span><text:span text:style-name="T2">b</text:span><text:span text:style-name="T2">r</text:span><text:span text:style-name="T2">a</text:span><text:span text:style-name="T2">ri</text:span><text:span text:style-name="T2">e</text:span><text:span text:style-name="T2">s </text:span><text:span text:style-name="T2">t</text:span><text:span text:style-name="T2">o </text:span><text:span text:style-name="T2">b</text:span><text:span text:style-name="T2">e </text:span><text:span text:style-name="T2">u</text:span><text:span text:style-name="T2">s</text:span><text:span text:style-name="T2">e</text:span><text:span text:style-name="T2">d </text:span><text:span text:style-name="T2">f</text:span><text:span text:style-name="T2">o</text:span><text:span text:style-name="T2">r </text:span><text:span text:style-name="T2">g</text:span><text:span text:style-name="T2">o</text:span><text:span text:style-name="T2">l</text:span><text:span text:style-name="T2">a</text:span><text:span text:style-name="T2">n</text:span><text:span text:style-name="T2">g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s </text:span><text:span text:style-name="T2">a</text:span><text:span text:style-name="T2">c</text:span><text:span text:style-name="T2">r</text:span><text:span text:style-name="T2">o</text:span><text:span text:style-name="T2">s</text:span><text:span text:style-name="T2">s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p</text:span><text:span text:style-name="T2">a</text:span><text:span text:style-name="T2">n</text:span><text:span text:style-name="T2">y. </text:span><text:span text:style-name="T2">Y</text:span><text:span text:style-name="T2">o</text:span><text:span text:style-name="T2">u </text:span><text:span text:style-name="T2">d</text:span><text:span text:style-name="T2">o</text:span><text:span text:style-name="T2">n</text:span><text:span text:style-name="T2">’t </text:span><text:span text:style-name="T2">w</text:span><text:span text:style-name="T2">a</text:span><text:span text:style-name="T2">n</text:span><text:span text:style-name="T2">t </text:span><text:span text:style-name="T2">t</text:span><text:span text:style-name="T2">o </text:span><text:span text:style-name="T2">m</text:span><text:span text:style-name="T2">a</text:span><text:span text:style-name="T2">n</text:span><text:span text:style-name="T2">u</text:span><text:span text:style-name="T2">a</text:span><text:span text:style-name="T2">ll</text:span><text:span text:style-name="T2">y </text:span><text:span text:style-name="T2">c</text:span><text:span text:style-name="T2">r</text:span><text:span text:style-name="T2">e</text:span><text:span text:style-name="T2">a</text:span><text:span text:style-name="T2">t</text:span><text:span text:style-name="T2">e </text:span><text:span text:style-name="T2">t</text:span><text:span text:style-name="T2">h</text:span><text:span text:style-name="T2">e</text:span><text:span text:style-name="T2">m</text:span><text:span text:style-name="T2"> </text:span><text:span text:style-name="T2">e</text:span><text:span text:style-name="T2">a</text:span><text:span text:style-name="T2">c</text:span><text:span text:style-name="T2">h </text:span><text:span text:style-name="T2">ti</text:span><text:span text:style-name="T2">m</text:span><text:span text:style-name="T2">e </text:span><text:span text:style-name="T2">y</text:span><text:span text:style-name="T2">o</text:span><text:span text:style-name="T2">u </text:span><text:span text:style-name="T2">c</text:span><text:span text:style-name="T2">r</text:span><text:span text:style-name="T2">e</text:span><text:span text:style-name="T2">a</text:span><text:span text:style-name="T2">t</text:span><text:span text:style-name="T2">e </text:span><text:span text:style-name="T2">a </text:span><text:span text:style-name="T2">n</text:span><text:span text:style-name="T2">e</text:span><text:span text:style-name="T2">w</text:span><text:span text:style-name="T2"> </text:span><text:span text:style-name="T2">g</text:span><text:span text:style-name="T2">o</text:span><text:span text:style-name="T2">l</text:span><text:span text:style-name="T2">a</text:span><text:span text:style-name="T2">n</text:span><text:span text:style-name="T2">g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PlaceHolder 1" presentation:style-name="pr3" draw:text-style-name="P2" draw:layer="layout" svg:width="31.736cm" svg:height="12.691cm" svg:x="1.274cm" svg:y="3.175cm" presentation:class="subtitle" presentation:user-transformed="true">
          <draw:text-box>
            <text:p text:style-name="P1"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:</text:span></text:p>
            <text:list text:style-name="L2">
              <text:list-item>
                <text:p text:style-name="P4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c</text:span><text:span text:style-name="T4">l</text:span><text:span text:style-name="T4">i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c</text:span><text:span text:style-name="T4">e</text:span><text:span text:style-name="T4">s</text:span><text:span text:style-name="T4">s</text:span><text:span text:style-name="T4">a</text:span><text:span text:style-name="T4">r</text:span><text:span text:style-name="T4">y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+</text:span><text:span text:style-name="T4"> </text:span><text:span text:style-name="T4">l</text:span><text:span text:style-name="T4">i</text:span><text:span text:style-name="T4">b</text:span><text:span text:style-name="T4">r</text:span><text:span text:style-name="T4">a</text:span><text:span text:style-name="T4">r</text:span><text:span text:style-name="T4">i</text:span><text:span text:style-name="T4">e</text:span><text:span text:style-name="T4">s</text:span><text:span text:style-name="T4">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</text:span><text:span text:style-name="T4">,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line draw:style-name="gr2" draw:text-style-name="P5" draw:layer="layout" svg:x1="13.969cm" svg:y1="13.97cm" svg:x2="10.159cm" svg:y2="10.795cm">
          <text:p/>
        </draw:line>
        <draw:line draw:style-name="gr2" draw:text-style-name="P5" draw:layer="layout" svg:x1="10.159cm" svg:y1="8.255cm" svg:x2="13.969cm" svg:y2="5.08cm">
          <text:p/>
        </draw:line>
        <draw:line draw:style-name="gr2" draw:text-style-name="P5" draw:layer="layout" svg:x1="19.049cm" svg:y1="5.08cm" svg:x2="22.859cm" svg:y2="8.255cm">
          <text:p/>
        </draw:line>
        <draw:line draw:style-name="gr2" draw:text-style-name="P5" draw:layer="layout" svg:x1="23.494cm" svg:y1="10.794cm" svg:x2="19.148cm" svg:y2="13.97cm">
          <text:p/>
        </draw:line>
        <draw:custom-shape draw:style-name="gr3" draw:text-style-name="P7" draw:layer="layout" svg:width="5.074cm" svg:height="3.805cm" svg:x="13.97cm" svg:y="3.175cm">
          <text:p text:style-name="P6"><text:span text:style-name="T6"/></text:p>
          <text:p text:style-name="P6"><text:span text:style-name="T6">Model</text:span></text:p>
          <text:p text:style-name="P6"><text:span text:style-name="T6">(Struc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5.074cm" svg:height="2.535cm" svg:x="5.715cm" svg:y="8.255cm">
          <text:p text:style-name="P6"><text:span text:style-name="T7"><text:line-break/></text:span><text:span text:style-name="T6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8" draw:layer="layout" svg:width="5.074cm" svg:height="2.535cm" svg:x="21.59cm" svg:y="8.255cm">
          <text:p text:style-name="P6"><text:span text:style-name="T7"><text:line-break/></text:span><text:span text:style-name="T6">Vi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9" draw:layer="layout" svg:width="5.074cm" svg:height="2.535cm" svg:x="14.07cm" svg:y="12.7cm">
          <text:p text:style-name="P6"><text:span text:style-name="T7"><text:line-break/></text:span><text:span text:style-name="T6">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style-name="gr7" draw:text-style-name="P11" draw:layer="layout" svg:width="4.437cm" svg:height="0.962cm" svg:x="28.574cm" svg:y="2.54cm">
          <text:p text:style-name="P10"><text:span text:style-name="T8">View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1" draw:layer="layout" svg:width="4.437cm" svg:height="0.962cm" svg:x="28.574cm" svg:y="8.56cm">
          <text:p text:style-name="P10"><text:span text:style-name="T8">View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1" draw:layer="layout" svg:width="4.437cm" svg:height="0.962cm" svg:x="28.574cm" svg:y="14.275cm">
          <text:p text:style-name="P10"><text:span text:style-name="T8">View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6.791cm" svg:y1="11.331cm" svg:x2="4.828cm" svg:y2="9.493cm">
          <text:p/>
        </draw:line>
        <draw:line draw:style-name="gr2" draw:text-style-name="P5" draw:layer="layout" svg:x1="4.828cm" svg:y1="8.022cm" svg:x2="6.791cm" svg:y2="6.183cm">
          <text:p/>
        </draw:line>
        <draw:line draw:style-name="gr2" draw:text-style-name="P5" draw:layer="layout" svg:x1="9.407cm" svg:y1="6.183cm" svg:x2="11.37cm" svg:y2="8.022cm">
          <text:p/>
        </draw:line>
        <draw:line draw:style-name="gr2" draw:text-style-name="P5" draw:layer="layout" svg:x1="11.697cm" svg:y1="9.492cm" svg:x2="9.458cm" svg:y2="11.331cm">
          <text:p/>
        </draw:line>
        <draw:custom-shape draw:style-name="gr10" draw:text-style-name="P7" draw:layer="layout" svg:width="2.612cm" svg:height="2.202cm" svg:x="6.791cm" svg:y="5.08cm">
          <text:p text:style-name="P6"><text:span text:style-name="T9"><text:line-break/></text:span><text:span text:style-name="T10">Model</text:span></text:p>
          <text:p text:style-name="P6"><text:span text:style-name="T10">(Struc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8" draw:layer="layout" svg:width="2.612cm" svg:height="2.135cm" svg:x="2.213cm" svg:y="8.022cm">
          <text:p text:style-name="P6"><text:span text:style-name="T9"><text:line-break/></text:span><text:span text:style-name="T10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2.612cm" svg:height="2.135cm" svg:x="10.716cm" svg:y="8.022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9" draw:layer="layout" svg:width="2.611cm" svg:height="2.101cm" svg:x="6.843cm" svg:y="10.596cm">
          <text:p text:style-name="P6"><text:span text:style-name="T9"><text:line-break/></text:span><text:span text:style-name="T10">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6.79cm" svg:y1="11.331cm" svg:x2="4.827cm" svg:y2="9.493cm">
          <text:p/>
        </draw:line>
        <draw:line draw:style-name="gr2" draw:text-style-name="P5" draw:layer="layout" svg:x1="4.827cm" svg:y1="8.022cm" svg:x2="6.79cm" svg:y2="6.183cm">
          <text:p/>
        </draw:line>
        <draw:line draw:style-name="gr2" draw:text-style-name="P5" draw:layer="layout" svg:x1="9.406cm" svg:y1="6.183cm" svg:x2="11.369cm" svg:y2="8.022cm">
          <text:p/>
        </draw:line>
        <draw:line draw:style-name="gr2" draw:text-style-name="P5" draw:layer="layout" svg:x1="11.696cm" svg:y1="9.492cm" svg:x2="9.457cm" svg:y2="11.331cm">
          <text:p/>
        </draw:line>
        <draw:custom-shape draw:style-name="gr14" draw:text-style-name="P7" draw:layer="layout" svg:width="2.612cm" svg:height="2.202cm" svg:x="6.79cm" svg:y="5.08cm">
          <text:p text:style-name="P6"><text:span text:style-name="T9"><text:line-break/></text:span><text:span text:style-name="T10">Model</text:span></text:p>
          <text:p text:style-name="P6"><text:span text:style-name="T10">(Struc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8" draw:layer="layout" svg:width="2.612cm" svg:height="2.135cm" svg:x="2.212cm" svg:y="8.022cm">
          <text:p text:style-name="P6"><text:span text:style-name="T9"><text:line-break/></text:span><text:span text:style-name="T10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8" draw:layer="layout" svg:width="2.612cm" svg:height="2.135cm" svg:x="10.715cm" svg:y="8.022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9" draw:layer="layout" svg:width="2.611cm" svg:height="2.101cm" svg:x="6.842cm" svg:y="10.596cm">
          <text:p text:style-name="P6"><text:span text:style-name="T9"><text:line-break/></text:span><text:span text:style-name="T10">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6.791cm" svg:y1="11.331cm" svg:x2="4.828cm" svg:y2="9.493cm">
          <text:p/>
        </draw:line>
        <draw:line draw:style-name="gr2" draw:text-style-name="P5" draw:layer="layout" svg:x1="4.828cm" svg:y1="8.022cm" svg:x2="6.791cm" svg:y2="6.183cm">
          <text:p/>
        </draw:line>
        <draw:line draw:style-name="gr2" draw:text-style-name="P5" draw:layer="layout" svg:x1="9.407cm" svg:y1="6.183cm" svg:x2="11.37cm" svg:y2="8.022cm">
          <text:p/>
        </draw:line>
        <draw:line draw:style-name="gr2" draw:text-style-name="P5" draw:layer="layout" svg:x1="11.697cm" svg:y1="9.492cm" svg:x2="9.458cm" svg:y2="11.331cm">
          <text:p/>
        </draw:line>
        <draw:custom-shape draw:style-name="gr18" draw:text-style-name="P7" draw:layer="layout" svg:width="2.612cm" svg:height="2.202cm" svg:x="6.791cm" svg:y="5.08cm">
          <text:p text:style-name="P6"><text:span text:style-name="T9"><text:line-break/></text:span><text:span text:style-name="T10">Model</text:span></text:p>
          <text:p text:style-name="P6"><text:span text:style-name="T10">(Struc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8" draw:layer="layout" svg:width="2.612cm" svg:height="2.135cm" svg:x="2.213cm" svg:y="8.022cm">
          <text:p text:style-name="P6"><text:span text:style-name="T9"><text:line-break/></text:span><text:span text:style-name="T10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8" draw:layer="layout" svg:width="2.612cm" svg:height="2.135cm" svg:x="10.716cm" svg:y="8.022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9" draw:layer="layout" svg:width="2.611cm" svg:height="2.101cm" svg:x="6.843cm" svg:y="10.596cm">
          <text:p text:style-name="P6"><text:span text:style-name="T9"><text:line-break/></text:span><text:span text:style-name="T10">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6.79cm" svg:y1="11.331cm" svg:x2="4.827cm" svg:y2="9.493cm">
          <text:p/>
        </draw:line>
        <draw:line draw:style-name="gr2" draw:text-style-name="P5" draw:layer="layout" svg:x1="4.827cm" svg:y1="8.022cm" svg:x2="6.79cm" svg:y2="6.183cm">
          <text:p/>
        </draw:line>
        <draw:line draw:style-name="gr2" draw:text-style-name="P5" draw:layer="layout" svg:x1="9.406cm" svg:y1="6.183cm" svg:x2="11.369cm" svg:y2="8.022cm">
          <text:p/>
        </draw:line>
        <draw:line draw:style-name="gr2" draw:text-style-name="P5" draw:layer="layout" svg:x1="11.696cm" svg:y1="9.492cm" svg:x2="9.457cm" svg:y2="11.331cm">
          <text:p/>
        </draw:line>
        <draw:custom-shape draw:style-name="gr22" draw:text-style-name="P7" xml:id="id1" draw:id="id1" draw:layer="layout" svg:width="2.612cm" svg:height="2.202cm" svg:x="6.79cm" svg:y="5.08cm">
          <text:p text:style-name="P6"><text:span text:style-name="T9"><text:line-break/></text:span><text:span text:style-name="T10">Model</text:span></text:p>
          <text:p text:style-name="P6"><text:span text:style-name="T10">(Struc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8" draw:layer="layout" svg:width="2.612cm" svg:height="2.135cm" svg:x="2.212cm" svg:y="8.022cm">
          <text:p text:style-name="P6"><text:span text:style-name="T9"><text:line-break/></text:span><text:span text:style-name="T10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8" draw:layer="layout" svg:width="2.612cm" svg:height="2.135cm" svg:x="10.715cm" svg:y="8.022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9" draw:layer="layout" svg:width="2.611cm" svg:height="2.101cm" svg:x="6.842cm" svg:y="10.596cm">
          <text:p text:style-name="P6"><text:span text:style-name="T9"><text:line-break/></text:span><text:span text:style-name="T10">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22.955cm" svg:y1="4.802cm" svg:x2="21.553cm" svg:y2="3.577cm">
          <text:p/>
        </draw:line>
        <draw:line draw:style-name="gr2" draw:text-style-name="P5" draw:layer="layout" svg:x1="21.553cm" svg:y1="2.596cm" svg:x2="22.955cm" svg:y2="1.37cm">
          <text:p/>
        </draw:line>
        <draw:line draw:style-name="gr2" draw:text-style-name="P5" draw:layer="layout" svg:x1="24.824cm" svg:y1="1.37cm" svg:x2="26.227cm" svg:y2="2.596cm">
          <text:p/>
        </draw:line>
        <draw:line draw:style-name="gr2" draw:text-style-name="P5" draw:layer="layout" svg:x1="26.461cm" svg:y1="3.576cm" svg:x2="24.861cm" svg:y2="4.802cm">
          <text:p/>
        </draw:line>
        <draw:custom-shape draw:style-name="gr26" draw:text-style-name="P7" draw:layer="layout" svg:width="1.866cm" svg:height="1.467cm" svg:x="22.955cm" svg:y="0.635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8" draw:layer="layout" svg:width="1.865cm" svg:height="1.423cm" svg:x="19.685cm" svg:y="2.596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8" draw:layer="layout" svg:width="1.865cm" svg:height="1.423cm" svg:x="25.76cm" svg:y="2.596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864cm" svg:height="1.4cm" svg:x="22.993cm" svg:y="4.312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22.955cm" svg:y1="4.802cm" svg:x2="21.552cm" svg:y2="3.577cm">
          <text:p/>
        </draw:line>
        <draw:line draw:style-name="gr2" draw:text-style-name="P5" draw:layer="layout" svg:x1="21.552cm" svg:y1="2.596cm" svg:x2="22.955cm" svg:y2="1.37cm">
          <text:p/>
        </draw:line>
        <draw:line draw:style-name="gr2" draw:text-style-name="P5" draw:layer="layout" svg:x1="24.824cm" svg:y1="1.37cm" svg:x2="26.226cm" svg:y2="2.596cm">
          <text:p/>
        </draw:line>
        <draw:line draw:style-name="gr2" draw:text-style-name="P5" draw:layer="layout" svg:x1="26.46cm" svg:y1="3.576cm" svg:x2="24.86cm" svg:y2="4.802cm">
          <text:p/>
        </draw:line>
        <draw:custom-shape draw:style-name="gr30" draw:text-style-name="P7" xml:id="id3" draw:id="id3" draw:layer="layout" svg:width="1.865cm" svg:height="1.467cm" svg:x="22.955cm" svg:y="0.635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8" draw:layer="layout" svg:width="1.865cm" svg:height="1.423cm" svg:x="19.684cm" svg:y="2.596cm">
          <text:p text:style-name="P6"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8" draw:layer="layout" svg:width="1.865cm" svg:height="1.423cm" svg:x="25.759cm" svg:y="2.596cm">
          <text:p text:style-name="P6"><text:span text:style-name="T10"/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9" draw:layer="layout" svg:width="1.864cm" svg:height="1.4cm" svg:x="22.992cm" svg:y="4.312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22.955cm" svg:y1="10.517cm" svg:x2="21.553cm" svg:y2="9.292cm">
          <text:p/>
        </draw:line>
        <draw:line draw:style-name="gr2" draw:text-style-name="P5" draw:layer="layout" svg:x1="21.553cm" svg:y1="8.311cm" svg:x2="22.955cm" svg:y2="7.085cm">
          <text:p/>
        </draw:line>
        <draw:line draw:style-name="gr2" draw:text-style-name="P5" draw:layer="layout" svg:x1="24.824cm" svg:y1="7.085cm" svg:x2="26.227cm" svg:y2="8.311cm">
          <text:p/>
        </draw:line>
        <draw:line draw:style-name="gr2" draw:text-style-name="P5" draw:layer="layout" svg:x1="26.461cm" svg:y1="9.291cm" svg:x2="24.861cm" svg:y2="10.517cm">
          <text:p/>
        </draw:line>
        <draw:custom-shape draw:style-name="gr34" draw:text-style-name="P7" draw:layer="layout" svg:width="1.866cm" svg:height="1.467cm" svg:x="22.955cm" svg:y="6.35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8" draw:layer="layout" svg:width="1.865cm" svg:height="1.423cm" svg:x="19.685cm" svg:y="8.311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8" draw:layer="layout" svg:width="1.865cm" svg:height="1.423cm" svg:x="25.76cm" svg:y="8.311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9" draw:layer="layout" svg:width="1.864cm" svg:height="1.4cm" svg:x="22.993cm" svg:y="10.027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22.955cm" svg:y1="10.517cm" svg:x2="21.552cm" svg:y2="9.292cm">
          <text:p/>
        </draw:line>
        <draw:line draw:style-name="gr2" draw:text-style-name="P5" draw:layer="layout" svg:x1="21.552cm" svg:y1="8.311cm" svg:x2="22.955cm" svg:y2="7.085cm">
          <text:p/>
        </draw:line>
        <draw:line draw:style-name="gr2" draw:text-style-name="P5" draw:layer="layout" svg:x1="24.824cm" svg:y1="7.085cm" svg:x2="26.226cm" svg:y2="8.311cm">
          <text:p/>
        </draw:line>
        <draw:line draw:style-name="gr2" draw:text-style-name="P5" draw:layer="layout" svg:x1="26.46cm" svg:y1="9.291cm" svg:x2="24.86cm" svg:y2="10.517cm">
          <text:p/>
        </draw:line>
        <draw:custom-shape draw:style-name="gr38" draw:text-style-name="P12" xml:id="id2" draw:id="id2" draw:layer="layout" svg:width="1.865cm" svg:height="1.467cm" svg:x="22.955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3" draw:layer="layout" svg:width="1.865cm" svg:height="1.423cm" svg:x="19.684cm" svg:y="8.3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8" draw:layer="layout" svg:width="1.865cm" svg:height="1.423cm" svg:x="25.759cm" svg:y="8.311cm">
          <text:p text:style-name="P6"><text:span text:style-name="T10"/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9" draw:layer="layout" svg:width="1.864cm" svg:height="1.4cm" svg:x="22.992cm" svg:y="10.027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22.955cm" svg:y1="16.232cm" svg:x2="21.553cm" svg:y2="15.007cm">
          <text:p/>
        </draw:line>
        <draw:line draw:style-name="gr2" draw:text-style-name="P5" draw:layer="layout" svg:x1="21.553cm" svg:y1="14.026cm" svg:x2="22.955cm" svg:y2="12.8cm">
          <text:p/>
        </draw:line>
        <draw:line draw:style-name="gr2" draw:text-style-name="P5" draw:layer="layout" svg:x1="24.824cm" svg:y1="12.8cm" svg:x2="26.227cm" svg:y2="14.026cm">
          <text:p/>
        </draw:line>
        <draw:line draw:style-name="gr2" draw:text-style-name="P5" draw:layer="layout" svg:x1="26.461cm" svg:y1="15.006cm" svg:x2="24.861cm" svg:y2="16.232cm">
          <text:p/>
        </draw:line>
        <draw:custom-shape draw:style-name="gr42" draw:text-style-name="P7" draw:layer="layout" svg:width="1.866cm" svg:height="1.467cm" svg:x="22.955cm" svg:y="12.065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8" draw:layer="layout" svg:width="1.865cm" svg:height="1.423cm" svg:x="19.685cm" svg:y="14.026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8" draw:layer="layout" svg:width="1.865cm" svg:height="1.423cm" svg:x="25.76cm" svg:y="14.026cm">
          <text:p text:style-name="P6"><text:span text:style-name="T9"><text:line-break/></text:span><text:span text:style-name="T10">View()</text:span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.864cm" svg:height="1.4cm" svg:x="22.993cm" svg:y="15.742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22.955cm" svg:y1="16.232cm" svg:x2="21.552cm" svg:y2="15.007cm">
          <text:p/>
        </draw:line>
        <draw:line draw:style-name="gr2" draw:text-style-name="P5" draw:layer="layout" svg:x1="21.552cm" svg:y1="14.026cm" svg:x2="22.955cm" svg:y2="12.8cm">
          <text:p/>
        </draw:line>
        <draw:line draw:style-name="gr2" draw:text-style-name="P5" draw:layer="layout" svg:x1="24.824cm" svg:y1="12.8cm" svg:x2="26.226cm" svg:y2="14.026cm">
          <text:p/>
        </draw:line>
        <draw:line draw:style-name="gr2" draw:text-style-name="P5" draw:layer="layout" svg:x1="26.46cm" svg:y1="15.006cm" svg:x2="24.86cm" svg:y2="16.232cm">
          <text:p/>
        </draw:line>
        <draw:custom-shape draw:style-name="gr38" draw:text-style-name="P12" xml:id="id4" draw:id="id4" draw:layer="layout" svg:width="1.865cm" svg:height="1.467cm" svg:x="22.955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3" draw:layer="layout" svg:width="1.865cm" svg:height="1.423cm" svg:x="19.684cm" svg:y="14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8" draw:layer="layout" svg:width="1.865cm" svg:height="1.423cm" svg:x="25.759cm" svg:y="14.026cm">
          <text:p text:style-name="P6"><text:span text:style-name="T10"/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9" draw:layer="layout" svg:width="1.864cm" svg:height="1.4cm" svg:x="22.992cm" svg:y="15.742cm"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5" draw:layer="layout" svg:x1="0.001cm" svg:y1="0cm" svg:x2="0.002cm" svg:y2="0.001cm">
          <text:p/>
        </draw:line>
        <draw:line draw:style-name="gr2" draw:text-style-name="P5" draw:layer="layout" svg:x1="0.001cm" svg:y1="0cm" svg:x2="0.002cm" svg:y2="0.001cm">
          <text:p/>
        </draw:line>
        <draw:line draw:style-name="gr2" draw:text-style-name="P5" draw:layer="layout" svg:x1="0.001cm" svg:y1="0cm" svg:x2="0.002cm" svg:y2="0.001cm">
          <text:p/>
        </draw:line>
        <draw:line draw:style-name="gr2" draw:text-style-name="P5" draw:layer="layout" svg:x1="0.001cm" svg:y1="0cm" svg:x2="0.002cm" svg:y2="0.001cm">
          <text:p/>
        </draw:line>
        <draw:line draw:style-name="gr2" draw:text-style-name="P5" draw:layer="layout" svg:x1="0.001cm" svg:y1="0cm" svg:x2="0.002cm" svg:y2="0.001cm">
          <text:p/>
        </draw:line>
        <draw:line draw:style-name="gr2" draw:text-style-name="P5" draw:layer="layout" svg:x1="0.001cm" svg:y1="0cm" svg:x2="0.002cm" svg:y2="0.001cm">
          <text:p/>
        </draw:line>
        <draw:connector draw:style-name="gr48" draw:text-style-name="P14" draw:layer="layout" svg:x1="9.402cm" svg:y1="6.181cm" svg:x2="22.955cm" svg:y2="7.083cm" draw:start-shape="id1" draw:start-glue-point="1" draw:end-shape="id2" draw:end-glue-point="3" svg:d="M9402 6181h6776v902h6777" svg:viewBox="0 0 13554 903">
          <text:p/>
        </draw:connector>
        <draw:connector draw:style-name="gr49" draw:text-style-name="P15" draw:layer="layout" draw:type="lines" draw:line-skew="3.432cm -3.403cm" svg:x1="9.402cm" svg:y1="6.181cm" svg:x2="22.955cm" svg:y2="1.368cm" draw:start-shape="id1" draw:start-glue-point="1" draw:end-shape="id3" draw:end-glue-point="3" svg:d="M9402 6181h3933l5715-4813h3905" svg:viewBox="0 0 13554 4814">
          <text:p/>
        </draw:connector>
        <draw:connector draw:style-name="gr50" draw:text-style-name="P15" draw:layer="layout" draw:type="lines" draw:line-skew="3.432cm -4.038cm" svg:x1="9.402cm" svg:y1="6.181cm" svg:x2="22.955cm" svg:y2="12.798cm" draw:start-shape="id1" draw:start-glue-point="1" draw:end-shape="id4" svg:d="M9402 6181h3933l5080 6617h4540" svg:viewBox="0 0 13554 6618">
          <text:p/>
        </draw:connecto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name="PlaceHolder 2" presentation:style-name="pr3" draw:text-style-name="P2" draw:layer="layout" svg:width="31.736cm" svg:height="13.335cm" svg:x="1.284cm" svg:y="3.81cm" presentation:class="subtitle" presentation:user-transformed="true">
          <draw:text-box>
            <text:p text:style-name="P16"><text:span text:style-name="T4">1) Ask for web application project name</text:span><text:span text:style-name="T4"><text:line-break/></text:span><text:span text:style-name="T4"><text:line-break/></text:span><text:span text:style-name="T4">2) Ask for where to read config settings from, </text:span><text:span text:style-name="T4">e.g. command line flags or env variables</text:span><text:span text:style-name="T4"><text:line-break/></text:span><text:span text:style-name="T4"/></text:p>
            <text:p text:style-name="P16"><text:span text:style-name="T4">3) Ask which http router library to use, e.g </text:span><text:span text:style-name="T4">Gorilla Mux or HttpRouter</text:span><text:span text:style-name="T4"><text:line-break/></text:span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solid" draw:fill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SG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106cm" svg:x="1cm" svg:y="3.367cm"/>
      <draw:page-thumbnail draw:layer="backgroundobjects" svg:width="9.294cm" svg:height="5.106cm" svg:x="1cm" svg:y="11.415cm"/>
      <draw:page-thumbnail draw:layer="backgroundobjects" svg:width="9.294cm" svg:height="5.106cm" svg:x="1cm" svg:y="19.463cm"/>
      <draw:page-thumbnail draw:layer="backgroundobjects" svg:width="9.294cm" svg:height="5.106cm" svg:x="11.295cm" svg:y="3.367cm"/>
      <draw:page-thumbnail draw:layer="backgroundobjects" svg:width="9.294cm" svg:height="5.106cm" svg:x="11.295cm" svg:y="11.415cm"/>
      <draw:page-thumbnail draw:layer="backgroundobjects" svg:width="9.294cm" svg:height="5.106cm" svg:x="11.295cm" svg:y="19.463cm"/>
    </style:handout-master>
    <style:master-page style:name="Blank_20_Slide" style:display-name="Blank Slide" style:page-layout-name="PM1" draw:style-name="Mdp1">
      <office:forms form:automatic-focus="false" form:apply-design-mode="false"/>
      <draw:frame draw:name="PlaceHolder 1" presentation:style-name="Mpr1" draw:text-style-name="MP6" draw:layer="backgroundobjects" svg:width="11.401cm" svg:height="0.985cm" svg:x="11.217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8" draw:layer="backgroundobjects" svg:width="7.591cm" svg:height="0.985cm" svg:x="23.917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" draw:text-style-name="MP6" draw:layer="backgroundobjects" svg:width="7.591cm" svg:height="0.985cm" svg:x="2.3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30.479cm" svg:height="3.18cm" svg:x="1.692cm" svg:y="0.76cm" presentation:class="title" presentation:placeholder="true">
        <draw:text-box/>
      </draw:frame>
      <draw:frame presentation:style-name="Blank_20_Slide-outline1" draw:layer="backgroundobjects" svg:width="30.479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3T13:53:00</meta:creation-date>
    <dc:language>en-SG</dc:language>
    <dc:date>2024-02-12T17:41:45.110537498</dc:date>
    <meta:editing-cycles>64</meta:editing-cycles>
    <meta:editing-duration>P1DT1H32M20S</meta:editing-duration>
    <meta:generator>LibreOffice/7.3.7.2$Linux_X86_64 LibreOffice_project/30$Build-2</meta:generator>
    <meta:document-statistic meta:object-count="134"/>
    <meta:user-defined meta:name="AppVersion">15.0000</meta:user-defined>
    <meta:user-defined meta:name="PresentationFormat">Widescreen</meta:user-defined>
    <meta:user-defined meta:name="Slides" meta:value-type="float">15</meta:user-defined>
  </office:meta>
</office:document-meta>
</file>